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Monaco, Courier, monospace"/>
    <style:font-face style:name="Courier New" svg:font-family="'Courier New', monospace"/>
    <style:font-face style:name="Lohit Devanagari1" svg:font-family="'Lohit Devanagari'"/>
    <style:font-face style:name="Menlo" svg:font-family="Menlo, Monaco, Consolas, 'Courier New', monospace"/>
    <style:font-face style:name="Open Sans" svg:font-family="'Open Sans', Helvetica, sans-serif"/>
    <style:font-face style:name="SFMono-Regular" svg:font-family="SFMono-Regular, Consolas, 'Liberation Mono', Menlo, Courier,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54e0e" officeooo:paragraph-rsid="00154e0e"/>
    </style:style>
    <style:style style:name="P2" style:family="paragraph" style:parent-style-name="Text_20_body">
      <style:text-properties officeooo:paragraph-rsid="00157370"/>
    </style:style>
    <style:style style:name="P3" style:family="paragraph" style:parent-style-name="Text_20_body">
      <style:text-properties officeooo:rsid="00157370" officeooo:paragraph-rsid="00157370"/>
    </style:style>
    <style:style style:name="P4" style:family="paragraph" style:parent-style-name="Text_20_body">
      <style:text-properties officeooo:paragraph-rsid="0017420d"/>
    </style:style>
    <style:style style:name="P5" style:family="paragraph" style:parent-style-name="Text_20_body">
      <style:text-properties officeooo:rsid="0017420d" officeooo:paragraph-rsid="0017420d"/>
    </style:style>
    <style:style style:name="P6" style:family="paragraph" style:parent-style-name="Text_20_body">
      <style:text-properties officeooo:rsid="00175c40" officeooo:paragraph-rsid="00175c40"/>
    </style:style>
    <style:style style:name="P7" style:family="paragraph" style:parent-style-name="Text_20_body">
      <style:text-properties fo:font-size="28pt" officeooo:rsid="001ac692" officeooo:paragraph-rsid="001ac692" style:font-size-asian="28pt" style:font-size-complex="28pt"/>
    </style:style>
    <style:style style:name="P8"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9"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officeooo:paragraph-rsid="001ac692"/>
    </style:style>
    <style:style style:name="P10"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officeooo:rsid="001cef3c" officeooo:paragraph-rsid="001cef3c"/>
    </style:style>
    <style:style style:name="P11" style:family="paragraph" style:parent-style-name="Text_20_body">
      <style:paragraph-properties fo:margin-left="0in" fo:margin-right="0in" fo:margin-top="0in" fo:margin-bottom="0in" loext:contextual-spacing="false" fo:orphans="2" fo:widows="2" fo:text-indent="0in" style:auto-text-indent="false"/>
    </style:style>
    <style:style style:name="P12"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style>
    <style:style style:name="P13" style:family="paragraph" style:parent-style-name="Preformatted_20_Text">
      <style:text-properties fo:font-variant="normal" fo:text-transform="none" fo:color="#24292e" style:font-name="SFMono-Regular" fo:font-size="9.75pt" fo:letter-spacing="normal" fo:font-style="normal" fo:font-weight="normal" officeooo:rsid="0017420d" officeooo:paragraph-rsid="0017420d"/>
    </style:style>
    <style:style style:name="P14" style:family="paragraph" style:parent-style-name="Preformatted_20_Text">
      <style:paragraph-properties fo:margin-top="0in" fo:margin-bottom="0in" loext:contextual-spacing="false" fo:line-height="145%" fo:orphans="2" fo:widows="2" fo:padding="0in" fo:border="none"/>
    </style:style>
    <style:style style:name="P15" style:family="paragraph" style:parent-style-name="Preformatted_20_Text">
      <style:paragraph-properties fo:margin-top="0in" fo:margin-bottom="0in" loext:contextual-spacing="false" fo:line-height="145%" fo:orphans="2" fo:widows="2" fo:padding="0in" fo:border="none"/>
      <style:text-properties fo:font-variant="normal" fo:text-transform="none" fo:color="#24292e" style:font-name="SFMono-Regular" fo:font-size="9.75pt" fo:letter-spacing="normal" fo:font-style="normal" fo:font-weight="normal"/>
    </style:style>
    <style:style style:name="P16" style:family="paragraph" style:parent-style-name="Preformatted_20_Text">
      <style:paragraph-properties fo:margin-top="0in" fo:margin-bottom="0in" loext:contextual-spacing="false" fo:line-height="145%" fo:orphans="2" fo:widows="2" fo:padding="0in" fo:border="none"/>
      <style:text-properties fo:font-variant="normal" fo:text-transform="none" fo:color="#24292e" fo:letter-spacing="normal"/>
    </style:style>
    <style:style style:name="P17"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26pt" fo:letter-spacing="normal" fo:font-style="normal" fo:font-weight="bold" officeooo:rsid="00157370" officeooo:paragraph-rsid="00157370" style:font-size-asian="26pt" style:font-weight-asian="bold" style:font-size-complex="26pt" style:font-weight-complex="bold" loext:padding="0in" loext:border="none"/>
    </style:style>
    <style:style style:name="P18" style:family="paragraph" style:parent-style-name="Text_20_body" style:list-style-name="L2">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style:style>
    <style:style style:name="P19"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Open Sans" fo:letter-spacing="normal" fo:font-style="normal" fo:font-weight="normal" officeooo:rsid="001cef3c" officeooo:paragraph-rsid="001cef3c"/>
    </style:style>
    <style:style style:name="P20"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Open Sans" fo:letter-spacing="normal" fo:font-style="normal" fo:font-weight="normal"/>
    </style:style>
    <style:style style:name="P21"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Open Sans" fo:font-size="28pt" fo:letter-spacing="normal" fo:font-style="normal" fo:font-weight="normal" officeooo:rsid="00203d07" officeooo:paragraph-rsid="00203d07" style:font-size-asian="28pt" style:font-size-complex="28pt"/>
    </style:style>
    <style:style style:name="P22"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23" style:family="paragraph" style:parent-style-name="Text_20_body" style:list-style-name="L1">
      <style:paragraph-properties fo:margin-left="0in" fo:margin-right="0in" fo:margin-top="0in" fo:margin-bottom="0in" loext:contextual-spacing="false" fo:line-height="170%" fo:orphans="2" fo:widows="2" fo:text-indent="0in" style:auto-text-indent="false" fo:padding="0in" fo:border="none"/>
    </style:style>
    <style:style style:name="P24" style:family="paragraph" style:parent-style-name="Text_20_body" style:list-style-name="L2">
      <style:paragraph-properties fo:margin-left="0in" fo:margin-right="0in" fo:margin-top="0in" fo:margin-bottom="0in" loext:contextual-spacing="false" fo:line-height="170%" fo:orphans="2" fo:widows="2" fo:text-indent="0in" style:auto-text-indent="false" fo:padding="0in" fo:border="none"/>
    </style:style>
    <style:style style:name="P25"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officeooo:rsid="001eeac1" officeooo:paragraph-rsid="001eeac1"/>
    </style:style>
    <style:style style:name="P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f4f4f" style:font-name="Open Sans" fo:font-size="10.5pt" fo:letter-spacing="normal" fo:font-style="normal" fo:font-weight="normal" officeooo:rsid="001a8515"/>
    </style:style>
    <style:style style:name="P27"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Open Sans" fo:letter-spacing="normal" fo:font-style="normal" fo:font-weight="normal"/>
    </style:style>
    <style:style style:name="P28" style:family="paragraph" style:parent-style-name="Text_20_body">
      <style:text-properties officeooo:rsid="0017420d" officeooo:paragraph-rsid="0017420d"/>
    </style:style>
    <style:style style:name="P29" style:family="paragraph" style:parent-style-name="Text_20_body">
      <style:text-properties officeooo:rsid="00203d07" officeooo:paragraph-rsid="00203d07"/>
    </style:style>
    <style:style style:name="P30" style:family="paragraph" style:parent-style-name="Text_20_body">
      <style:text-properties officeooo:paragraph-rsid="00157370"/>
    </style:style>
    <style:style style:name="P31" style:family="paragraph" style:parent-style-name="Text_20_body">
      <style:text-properties fo:font-size="28pt" officeooo:rsid="002112ce" officeooo:paragraph-rsid="002112ce" style:font-size-asian="28pt" style:font-size-complex="28pt"/>
    </style:style>
    <style:style style:name="P32" style:family="paragraph" style:parent-style-name="Text_20_body">
      <style:text-properties fo:font-size="28pt" officeooo:rsid="0021ce04" officeooo:paragraph-rsid="0021ce04" style:font-size-asian="28pt" style:font-size-complex="28pt"/>
    </style:style>
    <style:style style:name="P33" style:family="paragraph" style:parent-style-name="Text_20_body">
      <style:text-properties fo:font-size="28pt" officeooo:rsid="0023872c" officeooo:paragraph-rsid="0023872c" style:font-size-asian="28pt" style:font-size-complex="28pt"/>
    </style:style>
    <style:style style:name="P34" style:family="paragraph" style:parent-style-name="Text_20_body">
      <style:text-properties fo:font-size="11pt" style:font-size-asian="9.60000038146973pt" style:font-size-complex="11pt"/>
    </style:style>
    <style:style style:name="P35" style:family="paragraph" style:parent-style-name="Text_20_body">
      <style:text-properties fo:font-size="11pt" officeooo:rsid="002112ce" officeooo:paragraph-rsid="002112ce" style:font-size-asian="9.60000038146973pt" style:font-size-complex="11pt"/>
    </style:style>
    <style:style style:name="P36" style:family="paragraph" style:parent-style-name="Text_20_body">
      <style:text-properties fo:font-variant="normal" fo:text-transform="none" fo:color="#333333" style:font-name="Consolas" fo:font-size="12pt" fo:letter-spacing="normal" fo:font-style="normal" fo:font-weight="normal" officeooo:rsid="0021ce04" officeooo:paragraph-rsid="0021ce04" style:font-size-asian="9.60000038146973pt" style:font-size-complex="11pt"/>
    </style:style>
    <style:style style:name="P37" style:family="paragraph" style:parent-style-name="Text_20_body">
      <style:text-properties fo:font-variant="normal" fo:text-transform="none" fo:color="#333333" style:font-name="Consolas" fo:font-size="28pt" fo:letter-spacing="normal" fo:font-style="normal" fo:font-weight="normal" officeooo:rsid="00230812" officeooo:paragraph-rsid="00230812" style:font-size-asian="28pt" style:font-size-complex="28pt"/>
    </style:style>
    <style:style style:name="P38" style:family="paragraph" style:parent-style-name="Text_20_body">
      <style:text-properties fo:font-variant="normal" fo:text-transform="none" fo:color="#333333" style:font-name="Consolas" fo:font-size="11pt" fo:letter-spacing="normal" fo:font-style="normal" fo:font-weight="normal" officeooo:rsid="00230812" officeooo:paragraph-rsid="00230812" style:font-size-asian="9.60000038146973pt" style:font-size-complex="11pt"/>
    </style:style>
    <style:style style:name="P39" style:family="paragraph" style:parent-style-name="Text_20_body">
      <style:text-properties officeooo:paragraph-rsid="0023872c"/>
    </style:style>
    <style:style style:name="P40" style:family="paragraph" style:parent-style-name="Text_20_body">
      <style:text-properties officeooo:rsid="0023872c" officeooo:paragraph-rsid="0023872c"/>
    </style:style>
    <style:style style:name="P41" style:family="paragraph" style:parent-style-name="Preformatted_20_Text">
      <style:text-properties fo:font-variant="normal" fo:text-transform="none" fo:color="#333333" style:font-name="Consolas" fo:font-size="11pt" fo:letter-spacing="normal" fo:font-style="normal" fo:font-weight="normal" officeooo:rsid="00230812" officeooo:paragraph-rsid="00230812" style:font-size-asian="9.60000038146973pt" style:font-size-complex="11pt"/>
    </style:style>
    <style:style style:name="P42" style:family="paragraph" style:parent-style-name="Preformatted_20_Text">
      <style:paragraph-properties fo:margin-left="0in" fo:margin-right="0in" fo:margin-top="0in" fo:margin-bottom="0in" loext:contextual-spacing="false" fo:line-height="142%" fo:orphans="2" fo:widows="2" fo:text-indent="0in" style:auto-text-indent="false" fo:padding="0in" fo:border="none"/>
    </style:style>
    <style:style style:name="P43" style:family="paragraph" style:parent-style-name="Preformatted_20_Text">
      <style:paragraph-properties fo:margin-left="0in" fo:margin-right="0in" fo:margin-top="0.2083in" fo:margin-bottom="0.2083in" loext:contextual-spacing="false" fo:line-height="142%" fo:orphans="2" fo:widows="2" fo:text-indent="0in" style:auto-text-indent="false" fo:padding="0in" fo:border="none"/>
      <style:text-properties fo:font-variant="normal" fo:text-transform="none" fo:color="#525c65" style:font-name="Menlo" fo:font-size="9.75pt" fo:letter-spacing="normal" fo:font-style="normal" fo:font-weight="normal"/>
    </style:style>
    <style:style style:name="P44" style:family="paragraph" style:parent-style-name="Preformatted_20_Text">
      <style:paragraph-properties fo:margin-top="0.2083in" fo:margin-bottom="0.2083in" loext:contextual-spacing="false" fo:line-height="142%" fo:orphans="2" fo:widows="2" fo:padding="0in" fo:border="none"/>
      <style:text-properties fo:font-variant="normal" fo:text-transform="none" fo:color="#525c65" fo:letter-spacing="normal"/>
    </style:style>
    <style:style style:name="P45" style:family="paragraph" style:parent-style-name="Preformatted_20_Text">
      <style:paragraph-properties fo:margin-top="0.2083in" fo:margin-bottom="0.2083in" loext:contextual-spacing="false" fo:line-height="142%" fo:orphans="2" fo:widows="2" fo:padding="0in" fo:border="none"/>
      <style:text-properties fo:font-variant="normal" fo:text-transform="none" fo:color="#525c65" style:font-name="Menlo" fo:font-size="9.75pt" fo:letter-spacing="normal" fo:font-style="normal" fo:font-weight="normal"/>
    </style:style>
    <style:style style:name="P46" style:family="paragraph" style:parent-style-name="Preformatted_20_Text">
      <style:paragraph-properties fo:margin-top="0in" fo:margin-bottom="0in" loext:contextual-spacing="false" fo:line-height="142%" fo:orphans="2" fo:widows="2" fo:padding="0in" fo:border="none"/>
    </style:style>
    <style:style style:name="P47" style:family="paragraph" style:parent-style-name="Heading_20_1">
      <style:text-properties fo:font-variant="normal" fo:text-transform="none" fo:color="#2e3d49" style:font-name="Open Sans" fo:font-size="18pt" fo:letter-spacing="normal" fo:font-style="normal" fo:font-weight="bold"/>
    </style:style>
    <style:style style:name="P48" style:family="paragraph" style:parent-style-name="Heading_20_1">
      <style:text-properties fo:font-variant="normal" fo:text-transform="none" fo:color="#2e3d49" style:font-name="Open Sans" fo:font-size="18pt" fo:letter-spacing="normal" fo:font-style="normal" fo:font-weight="bold" officeooo:rsid="00230812" officeooo:paragraph-rsid="00230812" style:font-size-asian="9.60000038146973pt" style:font-size-complex="11pt"/>
    </style:style>
    <style:style style:name="P49" style:family="paragraph" style:parent-style-name="Heading_20_1">
      <style:paragraph-properties fo:margin-left="0in" fo:margin-right="0in" fo:margin-top="0.4165in" fo:margin-bottom="0.052in" loext:contextual-spacing="false" fo:orphans="2" fo:widows="2" fo:text-indent="0in" style:auto-text-indent="false" fo:padding="0in" fo:border="none"/>
      <style:text-properties fo:font-variant="normal" fo:text-transform="none" fo:color="#2e3d49" style:font-name="Open Sans" fo:font-size="18pt" fo:letter-spacing="normal" fo:font-style="normal" fo:font-weight="bold"/>
    </style:style>
    <style:style style:name="P50" style:family="paragraph" style:parent-style-name="Heading_20_2">
      <style:paragraph-properties fo:margin-left="0in" fo:margin-right="0in" fo:margin-top="0.3752in" fo:margin-bottom="0.052in" loext:contextual-spacing="false" fo:orphans="2" fo:widows="2" fo:text-indent="0in" style:auto-text-indent="false" fo:padding="0in" fo:border="none"/>
      <style:text-properties fo:font-variant="normal" fo:text-transform="none" fo:color="#2e3d49" style:font-name="Open Sans" fo:font-size="15pt" fo:letter-spacing="normal" fo:font-style="normal" fo:font-weight="bold"/>
    </style:style>
    <style:style style:name="T1" style:family="text">
      <style:text-properties fo:color="#02b3e4" style:text-line-through-style="none" style:text-line-through-type="none" style:font-name="inherit" fo:font-size="10.5pt" fo:letter-spacing="normal" fo:font-style="italic" style:text-underline-style="none" fo:font-weight="bold" style:text-blinking="false" loext:padding="0in" loext:border="none"/>
    </style:style>
    <style:style style:name="T2" style:family="text">
      <style:text-properties fo:font-variant="normal" fo:text-transform="none" fo:color="#02b3e4" style:text-line-through-style="none" style:text-line-through-type="none" style:font-name="inherit" fo:font-size="11.25pt" fo:letter-spacing="normal" fo:font-style="normal" style:text-underline-style="none" fo:font-weight="bold" style:text-blinking="false" loext:padding="0in" loext:border="none"/>
    </style:style>
    <style:style style:name="T3" style:family="text">
      <style:text-properties fo:font-variant="normal" fo:text-transform="none" fo:color="#02b3e4" style:text-line-through-style="none" style:text-line-through-type="none" style:font-name="inherit" fo:letter-spacing="normal" fo:font-style="normal" style:text-underline-style="none" fo:font-weight="bold" style:text-blinking="false" loext:padding="0in" loext:border="none"/>
    </style:style>
    <style:style style:name="T4" style:family="text">
      <style:text-properties fo:font-variant="normal" fo:text-transform="none" fo:color="#02b3e4" style:text-line-through-style="none" style:text-line-through-type="none" style:font-name="Open Sans" fo:font-size="10.5pt" fo:letter-spacing="normal" fo:font-style="normal" style:text-underline-style="none" fo:font-weight="normal" style:text-blinking="false" loext:padding="0in" loext:border="none"/>
    </style:style>
    <style:style style:name="T5" style:family="text">
      <style:text-properties fo:font-variant="normal" fo:text-transform="none" fo:color="#4f4f4f" style:font-name="inherit" fo:font-size="11.25pt" fo:letter-spacing="normal" fo:font-style="normal" fo:font-weight="normal"/>
    </style:style>
    <style:style style:name="T6" style:family="text">
      <style:text-properties fo:font-variant="normal" fo:text-transform="none" fo:color="#4f4f4f" style:font-name="inherit" fo:font-size="11.25pt" fo:letter-spacing="normal" fo:font-style="normal" fo:font-weight="normal" loext:padding="0in" loext:border="none"/>
    </style:style>
    <style:style style:name="T7" style:family="text">
      <style:text-properties fo:font-variant="normal" fo:text-transform="none" fo:color="#4f4f4f" style:font-name="inherit" fo:font-size="11.25pt" fo:letter-spacing="normal" fo:font-style="normal" fo:font-weight="normal" officeooo:rsid="001a8515" loext:padding="0in" loext:border="none"/>
    </style:style>
    <style:style style:name="T8" style:family="text">
      <style:text-properties fo:font-variant="normal" fo:text-transform="none" fo:color="#4f4f4f" style:font-name="Open Sans" fo:font-size="10.5pt" fo:letter-spacing="normal" fo:font-style="normal" fo:font-weight="normal"/>
    </style:style>
    <style:style style:name="T9" style:family="text">
      <style:text-properties fo:font-variant="normal" fo:text-transform="none" fo:color="#4f4f4f" style:font-name="Open Sans" fo:font-size="10.5pt" fo:letter-spacing="normal" fo:font-style="normal" fo:font-weight="normal" officeooo:rsid="001a8515"/>
    </style:style>
    <style:style style:name="T10" style:family="text">
      <style:text-properties fo:font-variant="normal" fo:text-transform="none" fo:color="#4f4f4f" style:font-name="Open Sans" fo:font-size="10.5pt" fo:letter-spacing="normal" fo:font-style="normal" fo:font-weight="normal" officeooo:rsid="001cc2a7"/>
    </style:style>
    <style:style style:name="T11" style:family="text">
      <style:text-properties fo:font-variant="normal" fo:text-transform="none" fo:color="#4f4f4f" style:font-name="Open Sans" fo:font-size="10.5pt" fo:letter-spacing="normal" fo:font-style="normal" fo:font-weight="normal" officeooo:rsid="001df6af"/>
    </style:style>
    <style:style style:name="T12" style:family="text">
      <style:text-properties fo:font-variant="normal" fo:text-transform="none" fo:color="#4f4f4f" style:font-name="Open Sans" fo:letter-spacing="normal" fo:font-style="normal" fo:font-weight="normal"/>
    </style:style>
    <style:style style:name="T13" style:family="text">
      <style:text-properties fo:font-variant="normal" fo:text-transform="none" fo:color="#4f4f4f" style:font-name="Open Sans" fo:letter-spacing="normal" fo:font-style="normal" fo:font-weight="normal" officeooo:rsid="00230812"/>
    </style:style>
    <style:style style:name="T14" style:family="text">
      <style:text-properties fo:font-variant="normal" fo:text-transform="none" fo:color="#4f4f4f" style:font-name="Open Sans" fo:font-size="11pt" fo:letter-spacing="normal" fo:font-style="normal" fo:font-weight="normal" style:font-size-asian="9.60000038146973pt" style:font-size-complex="11pt"/>
    </style:style>
    <style:style style:name="T15" style:family="text">
      <style:text-properties fo:font-variant="normal" fo:text-transform="none" fo:color="#4f4f4f" style:font-name="Open Sans" fo:font-size="11pt" fo:letter-spacing="normal" fo:font-style="normal" fo:font-weight="normal" officeooo:rsid="00230812" style:font-size-asian="9.60000038146973pt" style:font-size-complex="11pt"/>
    </style:style>
    <style:style style:name="T16" style:family="text">
      <style:text-properties fo:font-variant="normal" fo:text-transform="none" fo:color="#4f4f4f" style:font-name="Open Sans" fo:font-size="11pt" fo:letter-spacing="normal" fo:font-style="normal" fo:font-weight="normal" officeooo:rsid="0024649a" style:font-size-asian="9.60000038146973pt" style:font-size-complex="11pt"/>
    </style:style>
    <style:style style:name="T17" style:family="text">
      <style:text-properties fo:font-variant="normal" fo:text-transform="none" fo:color="#4f4f4f" style:font-name="Open Sans" fo:font-size="28pt" fo:letter-spacing="normal" fo:font-style="normal" fo:font-weight="normal" officeooo:rsid="0024649a" style:font-size-asian="28pt" style:font-size-complex="28pt"/>
    </style:style>
    <style:style style:name="T18" style:family="text">
      <style:text-properties fo:font-variant="normal" fo:text-transform="none" fo:color="#4f4f4f" fo:letter-spacing="normal"/>
    </style:style>
    <style:style style:name="T19" style:family="text">
      <style:text-properties fo:font-variant="normal" fo:text-transform="none" fo:color="#4f4f4f" style:font-name="Liberation Serif" fo:font-size="28pt" fo:letter-spacing="normal" fo:font-style="normal" fo:font-weight="normal" officeooo:rsid="0024649a" style:font-size-asian="28pt" style:font-size-complex="28pt"/>
    </style:style>
    <style:style style:name="T20" style:family="text">
      <style:text-properties fo:font-variant="normal" fo:text-transform="none" fo:color="#2e3d49" style:font-name="Open Sans" fo:font-size="10.5pt" fo:letter-spacing="normal" fo:font-style="normal" style:text-underline-style="solid" style:text-underline-width="auto" style:text-underline-color="font-color" fo:font-weight="normal" loext:padding="0in" loext:border="none"/>
    </style:style>
    <style:style style:name="T21" style:family="text">
      <style:text-properties fo:font-variant="normal" fo:text-transform="none" fo:color="#2e3d49" style:font-name="Open Sans" fo:font-size="10.5pt" fo:letter-spacing="normal" fo:font-style="normal" style:text-underline-style="solid" style:text-underline-width="auto" style:text-underline-color="font-color" fo:font-weight="normal" officeooo:rsid="00203d07" loext:padding="0in" loext:border="none"/>
    </style:style>
    <style:style style:name="T22" style:family="text">
      <style:text-properties fo:font-variant="normal" fo:text-transform="none" fo:color="#2e3d49" style:font-name="Open Sans" fo:font-size="15pt" fo:letter-spacing="normal" fo:font-style="normal" fo:font-weight="bold"/>
    </style:style>
    <style:style style:name="T23" style:family="text">
      <style:text-properties fo:font-variant="normal" fo:text-transform="none" fo:color="#2e3d49" style:font-name="inherit" fo:font-size="11.25pt" fo:letter-spacing="normal" fo:font-style="normal" style:text-underline-style="solid" style:text-underline-width="auto" style:text-underline-color="font-color" fo:font-weight="bold" officeooo:rsid="001a8515" loext:padding="0in" loext:border="none"/>
    </style:style>
    <style:style style:name="T24" style:family="text">
      <style:text-properties fo:font-variant="normal" fo:text-transform="none" fo:color="#2e3d49" style:font-name="inherit" fo:font-size="11.25pt" fo:letter-spacing="normal" fo:font-style="normal" style:text-underline-style="solid" style:text-underline-width="auto" style:text-underline-color="font-color" fo:font-weight="bold" style:font-size-asian="9.60000038146973pt" style:font-size-complex="11pt" loext:padding="0in" loext:border="none"/>
    </style:style>
    <style:style style:name="T25" style:family="text">
      <style:text-properties fo:font-variant="normal" fo:text-transform="none" fo:color="#2e3d49" style:font-name="inherit" fo:letter-spacing="normal" fo:font-style="normal" style:text-underline-style="solid" style:text-underline-width="auto" style:text-underline-color="font-color" fo:font-weight="bold" loext:padding="0in" loext:border="none"/>
    </style:style>
    <style:style style:name="T26" style:family="text">
      <style:text-properties fo:font-variant="normal" fo:text-transform="none" fo:color="#2e3d49" style:font-name="inherit" fo:font-size="10.5pt" fo:letter-spacing="normal" fo:font-style="normal" style:text-underline-style="solid" style:text-underline-width="auto" style:text-underline-color="font-color" fo:font-weight="bold" loext:padding="0in" loext:border="none"/>
    </style:style>
    <style:style style:name="T27"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28" style:family="text">
      <style:text-properties fo:font-variant="normal" fo:text-transform="none" fo:color="#525c65" style:font-name="Menlo" fo:font-size="9.75pt" fo:letter-spacing="normal" fo:font-style="normal" fo:font-weight="normal" loext:padding="0in" loext:border="none"/>
    </style:style>
    <style:style style:name="T29" style:family="text">
      <style:text-properties fo:font-variant="normal" fo:text-transform="none" fo:color="#525c65" fo:letter-spacing="normal" loext:padding="0in" loext:border="none"/>
    </style:style>
    <style:style style:name="T30" style:family="text">
      <style:text-properties fo:font-variant="normal" fo:text-transform="none" fo:color="#333333" style:font-name="inherit" fo:font-size="9.75pt" fo:letter-spacing="normal" fo:font-style="normal" fo:font-weight="bold" loext:padding="0in" loext:border="none"/>
    </style:style>
    <style:style style:name="T31" style:family="text">
      <style:text-properties fo:font-variant="normal" fo:text-transform="none" fo:color="#dd1144" style:font-name="inherit" fo:font-size="9.75pt" fo:letter-spacing="normal" fo:font-style="normal" fo:font-weight="normal" loext:padding="0in" loext:border="none"/>
    </style:style>
    <style:style style:name="T32" style:family="text">
      <style:text-properties officeooo:rsid="00157370"/>
    </style:style>
    <style:style style:name="T33" style:family="text">
      <style:text-properties fo:color="#d73a49"/>
    </style:style>
    <style:style style:name="T34" style:family="text">
      <style:text-properties fo:color="#005cc5"/>
    </style:style>
    <style:style style:name="T35" style:family="text">
      <style:text-properties fo:color="#032f62"/>
    </style:style>
    <style:style style:name="T36" style:family="text">
      <style:text-properties fo:color="#6f42c1"/>
    </style:style>
    <style:style style:name="T37" style:family="text">
      <style:text-properties fo:color="#6f42c1" style:font-name="SFMono-Regular" fo:font-size="9.75pt" fo:font-style="normal" fo:font-weight="normal"/>
    </style:style>
    <style:style style:name="T38" style:family="text">
      <style:text-properties style:font-name="SFMono-Regular" fo:font-size="9.75pt" fo:font-style="normal" fo:font-weight="normal"/>
    </style:style>
    <style:style style:name="T39" style:family="text">
      <style:text-properties fo:color="#6a737d" style:font-name="SFMono-Regular" fo:font-size="9.75pt" fo:font-style="normal" fo:font-weight="normal"/>
    </style:style>
    <style:style style:name="T40" style:family="text">
      <style:text-properties officeooo:rsid="001ac692"/>
    </style:style>
    <style:style style:name="T41" style:family="text">
      <style:text-properties fo:color="#4f4f4f"/>
    </style:style>
    <style:style style:name="T42" style:family="text">
      <style:text-properties fo:color="#4f4f4f" style:font-name="Open Sans"/>
    </style:style>
    <style:style style:name="T43" style:family="text">
      <style:text-properties fo:color="#4d4d4d" style:font-name="Consolas" fo:font-size="12pt" fo:background-color="#f5f5f5" loext:char-shading-value="0" loext:padding="0in" loext:border="none"/>
    </style:style>
    <style:style style:name="T44" style:family="text">
      <style:text-properties style:font-name="Menlo" fo:font-size="9.75pt" fo:font-style="normal" fo:font-weight="normal"/>
    </style:style>
    <style:style style:name="T45" style:family="text">
      <style:text-properties officeooo:rsid="0024649a"/>
    </style:style>
    <style:style style:name="T46" style:family="text">
      <style:text-properties fo:font-size="28pt" style:font-size-asian="28pt" style:font-size-complex="28pt"/>
    </style:style>
    <style:style style:name="T47" style:family="text">
      <style:text-properties fo:font-size="28pt" officeooo:rsid="0024649a" style:font-size-asian="28pt" style:font-size-complex="28pt"/>
    </style:style>
    <style:style style:name="T48" style:family="text">
      <style:text-properties style:font-name="Liberation Serif" fo:font-size="28pt" officeooo:rsid="0024649a" style:font-size-asian="28pt" style:font-size-complex="28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stall package control <text:a xlink:type="simple" xlink:href="https://packagecontrol.io/installation" text:style-name="Internet_20_link" text:visited-style-name="Visited_20_Internet_20_Link">https://packagecontrol.io/installation</text:a></text:p>
      <text:p text:style-name="P1">Ctrl s<text:span text:style-name="T40">h</text:span>ft p and</text:p>
      <text:p text:style-name="Text_20_body">install:</text:p>
      <text:p text:style-name="Text_20_body"><text:s/>Emmet</text:p>
      <text:p text:style-name="P12">Ope<text:span text:style-name="T6">n the Sublime console with View -&gt; Show Console or Ctrl + `</text:span></text:p>
      <text:p text:style-name="P8"><text:a xlink:type="simple" xlink:href="https://packagecontrol.io/" office:target-frame-name="_blank" xlink:show="new" text:style-name="Internet_20_link" text:visited-style-name="Visited_20_Internet_20_Link"><text:span text:style-name="T2">Package Control</text:span></text:a><text:span text:style-name="T6">: The Sublime Text package manager</text:span></text:p>
      <text:p text:style-name="P8"><text:a xlink:type="simple" xlink:href="http://emmet.io/" office:target-frame-name="_blank" xlink:show="new" text:style-name="Internet_20_link" text:visited-style-name="Visited_20_Internet_20_Link"><text:span text:style-name="T2">Emmet</text:span></text:a><text:span text:style-name="T6"> home page</text:span></text:p>
      <text:p text:style-name="P8"><text:a xlink:type="simple" xlink:href="https://packagecontrol.io/packages/Emmet" office:target-frame-name="_blank" xlink:show="new" text:style-name="Internet_20_link" text:visited-style-name="Visited_20_Internet_20_Link"><text:span text:style-name="T2">Emmet</text:span></text:a><text:span text:style-name="T6"> on Package Control</text:span></text:p>
      <text:p text:style-name="P8"><text:a xlink:type="simple" xlink:href="https://packagecontrol.io/packages/SideBarEnhancements" office:target-frame-name="_blank" xlink:show="new" text:style-name="Internet_20_link" text:visited-style-name="Visited_20_Internet_20_Link"><text:span text:style-name="T2">SideBarEnhancements</text:span></text:a><text:span text:style-name="T6"> on Package Control</text:span></text:p>
      <text:p text:style-name="P8"><text:a xlink:type="simple" xlink:href="https://packagecontrol.io/packages/ColorPicker" office:target-frame-name="_blank" xlink:show="new" text:style-name="Internet_20_link" text:visited-style-name="Visited_20_Internet_20_Link"><text:span text:style-name="T2">ColorPicker</text:span></text:a><text:span text:style-name="T6"> on Package Control</text:span></text:p>
      <text:p text:style-name="P8"><text:a xlink:type="simple" xlink:href="https://packagecontrol.io/packages/Color%20Highlighter" office:target-frame-name="_blank" xlink:show="new" text:style-name="Internet_20_link" text:visited-style-name="Visited_20_Internet_20_Link"><text:span text:style-name="T2">ColorHighlighter</text:span></text:a><text:span text:style-name="T6"> on Package Control</text:span></text:p>
      <text:p text:style-name="P17">Buid tools</text:p>
      <text:p text:style-name="P4"><text:span text:style-name="T32">gulp: </text:span>https://github.com/gulpjs/gulp/blob/master/docs/getting-started.md</text:p>
      <text:p text:style-name="P2"><text:span text:style-name="T32">requires node and npm </text:span><text:a xlink:type="simple" xlink:href="https://nodejs.org/" office:target-frame-name="_blank" xlink:show="new" text:style-name="Internet_20_link" text:visited-style-name="Visited_20_Internet_20_Link"><text:span text:style-name="Emphasis"><text:span text:style-name="T1">Nodes official site</text:span></text:span></text:a></text:p>
      <text:p text:style-name="P3">if there is an old install remove it: npm rm –global gulp</text:p>
      <text:p text:style-name="P3">install gulp: npm install –global gulp-cli</text:p>
      <text:p text:style-name="P5">Create a package.json in your root directory: npm init</text:p>
      <text:p text:style-name="P5">install gulp in your devdependencies: npm install –save-dev <text:a xlink:type="simple" xlink:href="mailto:gulp@next" text:style-name="Internet_20_link" text:visited-style-name="Visited_20_Internet_20_Link">gulp@next</text:a></text:p>
      <text:p text:style-name="P5">create a gulpfile.js in your root project directory and:</text:p>
      <text:p text:style-name="P13"><text:span text:style-name="T33">var</text:span> gulp <text:span text:style-name="T33">=</text:span> <text:span text:style-name="T34">require</text:span>(<text:span text:style-name="T35">'gulp'</text:span>);</text:p>
      <text:p text:style-name="P14"/>
      <text:p text:style-name="P15">gulp.<text:span text:style-name="T36">task</text:span>(<text:span text:style-name="T35">'default'</text:span>, defaultTask);</text:p>
      <text:p text:style-name="P14"/>
      <text:p text:style-name="P15"><text:span text:style-name="T33">function</text:span> <text:span text:style-name="T36">defaultTask</text:span>(done) {</text:p>
      <text:p text:style-name="P16"><text:s text:c="2"/><text:span text:style-name="T39">// place code for your default task here</text:span></text:p>
      <text:p text:style-name="P16"><text:s text:c="2"/><text:span text:style-name="T37">done</text:span><text:span text:style-name="T38">();</text:span></text:p>
      <text:p text:style-name="P15">}</text:p>
      <text:p text:style-name="P6">Make css suck less:</text:p>
      <text:p text:style-name="P6"><text:a xlink:type="simple" xlink:href="http://sass-lang.com/" office:target-frame-name="_blank" xlink:show="new" text:style-name="Internet_20_link" text:visited-style-name="Visited_20_Internet_20_Link"><text:span text:style-name="T20">Sass</text:span></text:a></text:p>
      <text:p text:style-name="Text_20_body">npm install gulp-sass</text:p>
      <text:p text:style-name="P11"><text:soft-page-break/><text:a xlink:type="simple" xlink:href="https://www.npmjs.com/package/gulp-autoprefixer" office:target-frame-name="_blank" xlink:show="new" text:style-name="Internet_20_link" text:visited-style-name="Visited_20_Internet_20_Link"><text:span text:style-name="T20">Gulp Autoprefixer</text:span></text:a><text:span text:style-name="T18"> </text:span><text:span text:style-name="T8">plugin on npm </text:span><text:span text:style-name="T9">automates the browser compatibility prefixes</text:span></text:p>
      <text:p text:style-name="P26"/>
      <text:p text:style-name="P11"><text:a xlink:type="simple" xlink:href="https://packagecontrol.io/packages/Takana" office:target-frame-name="_blank" xlink:show="new" text:style-name="Internet_20_link" text:visited-style-name="Visited_20_Internet_20_Link"><text:span text:style-name="T23">Takana</text:span></text:a><text:span text:style-name="T7"> plugin on PackageControl</text:span></text:p>
      <text:p text:style-name="P8"><text:a xlink:type="simple" xlink:href="https://developer.chrome.com/devtools/docs/workspaces" office:target-frame-name="_blank" xlink:show="new" text:style-name="Internet_20_link" text:visited-style-name="Visited_20_Internet_20_Link"><text:span text:style-name="T2">Chrome Dev Workspaces</text:span></text:a></text:p>
      <text:p text:style-name="P9"><text:a xlink:type="simple" xlink:href="http://www.browsersync.io/" office:target-frame-name="_blank" xlink:show="new" text:style-name="Internet_20_link" text:visited-style-name="Visited_20_Internet_20_Link"><text:span text:style-name="T2">Browser Sync</text:span></text:a></text:p>
      <text:p text:style-name="Text_20_body">var browserSync = require('browser-sync').create();</text:p>
      <text:p text:style-name="Text_20_body">browserSync.init({</text:p>
      <text:p text:style-name="Text_20_body"><text:s text:c="4"/>server: "./"</text:p>
      <text:p text:style-name="Text_20_body">});</text:p>
      <text:p text:style-name="Text_20_body">browserSync.stream();</text:p>
      <text:p text:style-name="P7">Linting</text:p>
      <text:p text:style-name="P8"><text:a xlink:type="simple" xlink:href="http://www.sitepoint.com/comparison-javascript-linting-tools/" office:target-frame-name="_blank" xlink:show="new" text:style-name="Internet_20_link" text:visited-style-name="Visited_20_Internet_20_Link"><text:span text:style-name="T25">Comparison of JavaScript linting tools</text:span></text:a></text:p>
      <text:p text:style-name="P8"><text:a xlink:type="simple" xlink:href="http://eslint.org/" office:target-frame-name="_blank" xlink:show="new" text:style-name="Internet_20_link" text:visited-style-name="Visited_20_Internet_20_Link"><text:span text:style-name="T3">ESLint</text:span></text:a><text:line-break/><text:span text:style-name="T10">sudo npm install -g eslin</text:span><text:span text:style-name="T11">t</text:span></text:p>
      <text:p text:style-name="P25"><text:span text:style-name="T11">i</text:span><text:span text:style-name="T8">n project home dir: npm install --save-dev gulp-eslint</text:span></text:p>
      <text:p text:style-name="P10"><text:span text:style-name="T10">i</text:span><text:span text:style-name="T8">n project root dir run eslint –init and answer the questions</text:span></text:p>
      <text:p text:style-name="P10"><text:a xlink:type="simple" xlink:href="http://www.sublimelinter.com/en/latest/" office:target-frame-name="_blank" xlink:show="new" text:style-name="Internet_20_link" text:visited-style-name="Visited_20_Internet_20_Link"><text:span text:style-name="T26">Sublime Linter</text:span></text:a></text:p>
      <text:p text:style-name="P8"><text:a xlink:type="simple" xlink:href="https://www.npmjs.com/package/gulp-eslint" office:target-frame-name="_blank" xlink:show="new" text:style-name="Internet_20_link" text:visited-style-name="Visited_20_Internet_20_Link"><text:span text:style-name="T3">gulp-eslint</text:span></text:a><text:span text:style-name="T12"> on npm</text:span></text:p>
      <text:p text:style-name="P19">to change local file configuration: /*eslint-env node */</text:p>
      <text:p text:style-name="P21">jasmine unit testing</text:p>
      <text:p text:style-name="P5"><text:span text:style-name="T21">install a headless browser: </text:span><text:a xlink:type="simple" xlink:href="https://www.npmjs.com/package/gulp-jasmine-phantom" office:target-frame-name="_blank" xlink:show="new" text:style-name="Internet_20_link" text:visited-style-name="Visited_20_Internet_20_Link"><text:span text:style-name="T20">PhantomJS gulp plugin</text:span></text:a><text:span text:style-name="T18"> </text:span><text:span text:style-name="T8">on npm</text:span></text:p>
      <text:p text:style-name="P29"><text:span text:style-name="T8">npm install gulp-jasmine-phantom</text:span></text:p>
      <text:p text:style-name="P29"><text:span text:style-name="T8">then add to your gulp file:</text:span></text:p>
      <text:p text:style-name="P29"><text:span text:style-name="T8">var jsmine = require('gulp-jasmine-phantom');</text:span></text:p>
      <text:p text:style-name="P29"><text:span text:style-name="T8"/></text:p>
      <text:p text:style-name="P29"><text:span text:style-name="T8"/></text:p>
      <text:p text:style-name="P29"><text:soft-page-break/><text:span text:style-name="T8">gulp.task('tests, function() {</text:span></text:p>
      <text:p text:style-name="P29"><text:span text:style-name="T8"><text:tab/>gulp.src('tests/spec/extraSpec.js')</text:span></text:p>
      <text:p text:style-name="P29"><text:span text:style-name="T8"><text:tab/><text:tab/>.pipe(jasmine({</text:span></text:p>
      <text:p text:style-name="P29"><text:span text:style-name="T8"><text:tab/><text:tab/><text:tab/>integration: true,</text:span></text:p>
      <text:p text:style-name="P29"><text:span text:style-name="T8"><text:tab/><text:tab/><text:tab/>vendor: 'js/**/*.js'</text:span></text:p>
      <text:p text:style-name="P29"><text:span text:style-name="T8"><text:tab/><text:tab/>})</text:span></text:p>
      <text:p text:style-name="P29"><text:span text:style-name="T8"><text:tab/>);</text:span></text:p>
      <text:p text:style-name="P29"><text:span text:style-name="T8">});</text:span></text:p>
      <text:p text:style-name="P2"><text:line-break/><text:a xlink:type="simple" xlink:href="https://classroom.udacity.com/courses/ud611/lessons/4225318865/concepts/44585989490923" office:target-frame-name="_blank" xlink:show="new" text:style-name="Internet_20_link" text:visited-style-name="Visited_20_Internet_20_Link"><text:span text:style-name="T4">Continuous Integration</text:span></text:a><text:span text:style-name="T18"> </text:span><text:span text:style-name="T8">in Udacity Intro to DevOps course</text:span></text:p>
      <text:p text:style-name="P31"><text:span text:style-name="T12">concatination</text:span></text:p>
      <text:p text:style-name="P35"><text:span text:style-name="T12">npm install gulp-concat</text:span></text:p>
      <text:p text:style-name="P32"><text:span text:style-name="T12">minification</text:span></text:p>
      <text:p text:style-name="P36"><text:span text:style-name="T42">npm install --save-dev gulp-uglify</text:span></text:p>
      <text:p text:style-name="P37"><text:span text:style-name="T42">transpilers</text:span></text:p>
      <text:p text:style-name="P41"><text:span text:style-name="Source_20_Text"><text:span text:style-name="T43">npm install --save-dev gulp-babel babel-core babel-preset-env</text:span></text:span></text:p>
      <text:p text:style-name="P38"><text:span text:style-name="T42">var babel = require('gulp-babel');</text:span></text:p>
      <text:p text:style-name="P38"><text:span text:style-name="T42">gulp.task('scripts-dist', function(done) {</text:span></text:p>
      <text:p text:style-name="P38"><text:span text:style-name="T42"><text:s text:c="4"/>gulp.src('js/**/*.js')</text:span></text:p>
      <text:p text:style-name="P38"><text:span text:style-name="T42"><text:s text:c="8"/>.pipe(babel())</text:span></text:p>
      <text:p text:style-name="P38"><text:span text:style-name="T42"><text:s text:c="8"/>.pipe(concat('all.js'))</text:span></text:p>
      <text:p text:style-name="P38"><text:span text:style-name="T42"><text:s text:c="8"/>.pipe(uglify())</text:span></text:p>
      <text:p text:style-name="P38"><text:span text:style-name="T42"><text:s text:c="8"/>.pipe(gulp.dest('dist/js'));</text:span></text:p>
      <text:p text:style-name="P38"><text:span text:style-name="T42"><text:s text:c="4"/>done();</text:span></text:p>
      <text:p text:style-name="P38"><text:span text:style-name="T42">});</text:span></text:p>
      <text:h text:style-name="P48" text:outline-level="1"><text:bookmark text:name="javascript-source-maps"/><text:soft-page-break/><text:span text:style-name="T41">JavaScript Source Maps</text:span></text:h>
      <text:p text:style-name="Text_20_body">Imagine you’re running your page now and there’s a bug in your JavaScript. so you head over to the Sources panel to set a breakpoint, only to realize you’re looking at Spaghetti instead of source code.</text:p>
      <text:p text:style-name="Text_20_body">After all the optimizations, none of your code is particularly readable anymore.</text:p>
      <text:p text:style-name="Text_20_body">That's a major rationale for source maps.</text:p>
      <text:p text:style-name="Text_20_body">Source maps are files that associate line numbers from the processed file to the original. This way the browser can lookup the current line number in the sourcemap and open the right source file at the correct line when debugging. In Chrome for instance, the DevTools support source maps both for CSS and JavaScript.</text:p>
      <text:p text:style-name="P39">You can read a bit more about the source map specification <text:a xlink:type="simple" xlink:href="https://docs.google.com/document/d/1U1RGAehQwRypUTovF1KRlpiOFze0b-_2gc6fAH0KY0k/edit" office:target-frame-name="_blank" xlink:show="new" text:style-name="Internet_20_link" text:visited-style-name="Visited_20_Internet_20_Link">here</text:a>.</text:p>
      <text:p text:style-name="P39"><text:bookmark text:name="setup"/><text:span text:style-name="T22">Setup</text:span></text:p>
      <text:p text:style-name="P27">Source maps in gulp are easy to setup. It’s a use case where pipes really shine.</text:p>
      <text:list xml:id="list3625234661688141427" text:style-name="L1">
        <text:list-item>
          <text:p text:style-name="P23"><text:span text:style-name="T5">Install the </text:span><text:span text:style-name="Source_20_Text"><text:span text:style-name="T27">gulp-sourcemaps</text:span></text:span><text:span text:style-name="T5"> </text:span><text:a xlink:type="simple" xlink:href="https://www.npmjs.com/package/gulp-sourcemaps" office:target-frame-name="_blank" xlink:show="new" text:style-name="Internet_20_link" text:visited-style-name="Visited_20_Internet_20_Link"><text:span text:style-name="T2">plugin</text:span></text:a><text:span text:style-name="T5">.</text:span></text:p>
        </text:list-item>
        <text:list-item>
          <text:p text:style-name="P23"><text:span text:style-name="T5">Require the </text:span><text:span text:style-name="Source_20_Text"><text:span text:style-name="T27">gulp-sourcemaps</text:span></text:span><text:span text:style-name="T5"> plugin and in your scripts-dist or scripts (or styles) task, add a pipe to </text:span><text:span text:style-name="Source_20_Text"><text:span text:style-name="T27">sourcemaps.init()</text:span></text:span><text:span text:style-name="T5"> after you get the source but before you send the source files through any pipes that transform them materially. After all plugins and pipes have been applied but before you save to the destination, pipe through </text:span><text:span text:style-name="Source_20_Text"><text:span text:style-name="T27">sourcemaps.write()</text:span></text:span><text:span text:style-name="T5"> with an optional location parameter if you don't want the source maps to be inlined.</text:span></text:p>
        </text:list-item>
      </text:list>
      <text:p text:style-name="P42"><text:span text:style-name="Source_20_Text"><text:span text:style-name="T28">var sourcemaps = </text:span></text:span><text:span text:style-name="Source_20_Text"><text:span text:style-name="T30">require</text:span></text:span><text:span text:style-name="Source_20_Text"><text:span text:style-name="T28">(</text:span></text:span><text:span text:style-name="Source_20_Text"><text:span text:style-name="T31">'gulp-sourcemaps'</text:span></text:span><text:span text:style-name="Source_20_Text"><text:span text:style-name="T28">);</text:span></text:span></text:p>
      <text:p text:style-name="P46"/>
      <text:p text:style-name="P42"><text:span text:style-name="Source_20_Text"><text:span text:style-name="T29"><text:s/></text:span></text:span><text:span text:style-name="Source_20_Text"><text:span text:style-name="T28">gulp.task(</text:span></text:span><text:span text:style-name="Source_20_Text"><text:span text:style-name="T31">'scripts-dist'</text:span></text:span><text:span text:style-name="Source_20_Text"><text:span text:style-name="T28">, function() {</text:span></text:span></text:p>
      <text:p text:style-name="P42"><text:span text:style-name="Source_20_Text"><text:span text:style-name="T29"><text:s text:c="3"/></text:span></text:span><text:span text:style-name="Source_20_Text"><text:span text:style-name="T28">gulp.src(</text:span></text:span><text:span text:style-name="Source_20_Text"><text:span text:style-name="T31">'js/**/*.js'</text:span></text:span><text:span text:style-name="Source_20_Text"><text:span text:style-name="T28">)</text:span></text:span></text:p>
      <text:p text:style-name="P42"><text:span text:style-name="Source_20_Text"><text:span text:style-name="T29"><text:s text:c="4"/></text:span></text:span><text:span text:style-name="Source_20_Text"><text:span text:style-name="T28">.</text:span></text:span><text:span text:style-name="Source_20_Text"><text:span text:style-name="T30">pipe</text:span></text:span><text:span text:style-name="Source_20_Text"><text:span text:style-name="T28">(sourcemaps.init())</text:span></text:span></text:p>
      <text:p text:style-name="P42"><text:span text:style-name="Source_20_Text"><text:span text:style-name="T29"><text:s text:c="4"/></text:span></text:span><text:span text:style-name="Source_20_Text"><text:span text:style-name="T28">.</text:span></text:span><text:span text:style-name="Source_20_Text"><text:span text:style-name="T30">pipe</text:span></text:span><text:span text:style-name="Source_20_Text"><text:span text:style-name="T28">(concat(</text:span></text:span><text:span text:style-name="Source_20_Text"><text:span text:style-name="T31">'all.js'</text:span></text:span><text:span text:style-name="Source_20_Text"><text:span text:style-name="T28">))</text:span></text:span></text:p>
      <text:p text:style-name="P42"><text:span text:style-name="Source_20_Text"><text:span text:style-name="T29"><text:s text:c="4"/></text:span></text:span><text:span text:style-name="Source_20_Text"><text:span text:style-name="T28">.</text:span></text:span><text:span text:style-name="Source_20_Text"><text:span text:style-name="T30">pipe</text:span></text:span><text:span text:style-name="Source_20_Text"><text:span text:style-name="T28">(uglify())</text:span></text:span></text:p>
      <text:p text:style-name="P42"><text:span text:style-name="Source_20_Text"><text:span text:style-name="T29"><text:s text:c="4"/></text:span></text:span><text:span text:style-name="Source_20_Text"><text:span text:style-name="T28">.</text:span></text:span><text:span text:style-name="Source_20_Text"><text:span text:style-name="T30">pipe</text:span></text:span><text:span text:style-name="Source_20_Text"><text:span text:style-name="T28">(sourcemaps.</text:span></text:span><text:span text:style-name="Source_20_Text"><text:span text:style-name="T30">write</text:span></text:span><text:span text:style-name="Source_20_Text"><text:span text:style-name="T28">())</text:span></text:span></text:p>
      <text:p text:style-name="P42"><text:span text:style-name="Source_20_Text"><text:span text:style-name="T29"><text:s text:c="4"/></text:span></text:span><text:span text:style-name="Source_20_Text"><text:span text:style-name="T28">.</text:span></text:span><text:span text:style-name="Source_20_Text"><text:span text:style-name="T30">pipe</text:span></text:span><text:span text:style-name="Source_20_Text"><text:span text:style-name="T28">(gulp.dest(</text:span></text:span><text:span text:style-name="Source_20_Text"><text:span text:style-name="T31">'dist/js'</text:span></text:span><text:span text:style-name="Source_20_Text"><text:span text:style-name="T28">));</text:span></text:span></text:p>
      <text:p text:style-name="P46"><text:span text:style-name="Source_20_Text"><text:span text:style-name="T28">});</text:span></text:span></text:p>
      <text:p text:style-name="P8"><text:span text:style-name="T12">All of the pipes between init and write must have support. Check the list </text:span><text:a xlink:type="simple" xlink:href="https://github.com/floridoo/gulp-sourcemaps/wiki/Plugins-with-gulp-sourcemaps-support" office:target-frame-name="_blank" xlink:show="new" text:style-name="Internet_20_link" text:visited-style-name="Visited_20_Internet_20_Link"><text:span text:style-name="T3">here</text:span></text:a><text:span text:style-name="T12"> to verify. In the developer console, the output of app should automically link errors in the generated code to their line numbers in the original source.</text:span></text:p>
      <text:h text:style-name="P49" text:outline-level="1"><text:bookmark text:name="source-map-support-for-other-languages"/><text:soft-page-break/>Source map Support for other languages</text:h>
      <text:p text:style-name="Text_20_body">In addition to things like concatenation and minification, source maps also support some languages/extensions that transpile to JavaScript like Typescript, CoffeeScript and ES6 / JSX.</text:p>
      <text:p text:style-name="Text_20_body">You can read more some of the technical aspects of Source Maps on <text:a xlink:type="simple" xlink:href="http://www.html5rocks.com/en/tutorials/developertools/sourcemaps/" office:target-frame-name="_blank" xlink:show="new" text:style-name="Internet_20_link" text:visited-style-name="Visited_20_Internet_20_Link">HTML5Rocks</text:a>.</text:p>
      <text:p text:style-name="P33"><text:span text:style-name="T13">I</text:span><text:span text:style-name="T12">mage optimization</text:span></text:p>
      <text:p text:style-name="P40"><text:a xlink:type="simple" xlink:href="https://www.udacity.com/course/browser-rendering-optimization--ud860" office:target-frame-name="_blank" xlink:show="new" text:style-name="Internet_20_link" text:visited-style-name="Visited_20_Internet_20_Link"><text:span text:style-name="T24">Browser Rendering Optimization</text:span></text:a></text:p>
      <text:p text:style-name="P8"><text:a xlink:type="simple" xlink:href="https://www.udacity.com/course/website-performance-optimization--ud884" office:target-frame-name="_blank" xlink:show="new" text:style-name="Internet_20_link" text:visited-style-name="Visited_20_Internet_20_Link"><text:span text:style-name="T2">Web Performance Optimization</text:span></text:a></text:p>
      <text:p text:style-name="P8"><text:a xlink:type="simple" xlink:href="https://www.udacity.com/course/responsive-web-design-fundamentals--ud893" office:target-frame-name="_blank" xlink:show="new" text:style-name="Internet_20_link" text:visited-style-name="Visited_20_Internet_20_Link"><text:span text:style-name="T2">Responsive Web Design</text:span></text:a></text:p>
      <text:p text:style-name="P8"><text:a xlink:type="simple" xlink:href="https://www.udacity.com/course/responsive-images--ud882" office:target-frame-name="_blank" xlink:show="new" text:style-name="Internet_20_link" text:visited-style-name="Visited_20_Internet_20_Link"><text:span text:style-name="T2">Responsive Images</text:span></text:a></text:p>
      <text:h text:style-name="P47" text:outline-level="1"><text:bookmark text:name="image-compression"/>Image Compression</text:h>
      <text:p text:style-name="P27">Our build can help us optimize our images in many different ways, the most obvious of which is for file size. I’ve gone ahead and created a task that copies images to our distribution directory. We’re then piping that output into our optimization plugins. We can compress images with either lossless or lossy compression algorithms. Lossless compression reduces a file in such a way that the original can be recreated from the compressed version. You can think of it as reducing the file size but not throwing away any information.</text:p>
      <text:h text:style-name="P50" text:outline-level="2"><text:bookmark text:name="imagemin"/>Imagemin</text:h>
      <text:p text:style-name="P8"><text:a xlink:type="simple" xlink:href="https://www.npmjs.com/package/gulp-imagemin" office:target-frame-name="_blank" xlink:show="new" text:style-name="Internet_20_link" text:visited-style-name="Visited_20_Internet_20_Link"><text:span text:style-name="T3">gulp-imagemin</text:span></text:a><text:span text:style-name="T12"> can losslessly compress JPEGs, GIFS, PNGs and SVGs out of the box. Lossless means that even though the file size will end up being smaller, special care is taken to not cause any visual changes whatsoever, meaning that original visual information stays exactly the same.</text:span></text:p>
      <text:p text:style-name="P8"><text:soft-page-break/><text:span text:style-name="T12">After you’ve grabbed the plugin you can simply add a pipe between the new crunch-images task and call </text:span><text:span text:style-name="Source_20_Text"><text:span text:style-name="T27">imagemin()</text:span></text:span><text:span text:style-name="T12">in there. There are a few extra options such as generating progressive images, but even without any configuration this will take all of your images and do any safe optimizations.</text:span></text:p>
      <text:h text:style-name="P50" text:outline-level="2"><text:bookmark text:name="lossy-compression"/>Lossy Compression</text:h>
      <text:p text:style-name="P27">Lossy compression, on the other hand, can only recreate an approximation of the original. Lossy compression can give you really small file sizes at the expense of image quality. But there are a few lossy optimizations that are truly smart, and PNG quantization is one of them. PNG quantization takes images with or without alpha transparency and converts them to 256 or less colored 8-bit pngs. Now if you do this manually and just convert a 16-bit image to a 8-bit image, you won’t like the results. It’ll end up...well..like a crappy gif, with unnatural, limited colors.</text:p>
      <text:h text:style-name="P50" text:outline-level="2"><text:bookmark text:name="png-quantization"/>PNG Quantization</text:h>
      <text:p text:style-name="P27">PNG quantization benefits from the fact that there are colors that our vision and brain perceives as very similar, even though they’re technically completely different. The quantization algorithm aims to understand which colors actually matter and remaps them to new, optimized colors.</text:p>
      <text:p text:style-name="P27">A cool thing about pngquant, the plugin we’re going to use, is that it automatically exits and will not save if a certain quality threshold isn’t passed.</text:p>
      <text:h text:style-name="P50" text:outline-level="2"><text:bookmark text:name="let-s-try-it"/>Let's Try It</text:h>
      <text:list xml:id="list5608036841703812254" text:style-name="L2">
        <text:list-item>
          <text:p text:style-name="P24"><text:span text:style-name="T5">Download and require the </text:span><text:a xlink:type="simple" xlink:href="https://www.npmjs.com/package/imagemin-pngquant" office:target-frame-name="_blank" xlink:show="new" text:style-name="Internet_20_link" text:visited-style-name="Visited_20_Internet_20_Link"><text:span text:style-name="T2">imagemin-pngquant</text:span></text:a><text:span text:style-name="T5"> plugin in addition to gulp-imagemin.</text:span></text:p>
        </text:list-item>
        <text:list-item>
          <text:p text:style-name="P18"><text:soft-page-break/>Create a config object for imagemin. These are the directives that imagemin will use when you pipe images to it. The following snippet instructs imagemin to use progressive rendering for JPEG images and PNG quant for well, PNGs.</text:p>
        </text:list-item>
      </text:list>
      <text:p text:style-name="P43">gulp.task('default', function() {</text:p>
      <text:p text:style-name="P44"><text:s text:c="4"/><text:span text:style-name="T44">return gulp.src('src/images/*')</text:span></text:p>
      <text:p text:style-name="P44"><text:s text:c="8"/><text:span text:style-name="T44">.pipe(imagemin({</text:span></text:p>
      <text:p text:style-name="P44"><text:s text:c="12"/><text:span text:style-name="T44">progressive: true,</text:span></text:p>
      <text:p text:style-name="P44"><text:s text:c="12"/><text:span text:style-name="T44">use: [pngquant()]</text:span></text:p>
      <text:p text:style-name="P44"><text:s text:c="8"/><text:span text:style-name="T44">}))</text:span></text:p>
      <text:p text:style-name="P44"><text:s text:c="8"/><text:span text:style-name="T44">.pipe(gulp.dest('dist/images'));</text:span></text:p>
      <text:p text:style-name="P45">});</text:p>
      <text:p text:style-name="P27">Progressive rendering loads an image in layers where each layer makes the image more detailed. It can make a page feel faster than typical rendering line by line. If you like, you can now configure pngquant as well by adding quality or speed options. Read more about these on the plugin homepage.</text:p>
      <text:p text:style-name="P27">Now you’ve got automatic image crunching in place and working for you but pro-tip, for anything important, take the time to see what will work, even if that means putting in a bit of elbow grease and checking things manually.</text:p>
      <text:h text:style-name="P50" text:outline-level="2"><text:bookmark text:name="even-better-compression-options"/><text:soft-page-break/>Even better compression options</text:h>
      <text:p text:style-name="P27">Smaller images can tolerate more aggressive lossy compression. You might want to try other things like converting images to SVG where applicable. SVG stands for Scalable Vector Graphics and uses a XML-based format to describe an image and can in most cases be scaled infinitely without any increase in file size or loss of image quality. If you’d like to further explore techniques to work with your images, head to the notes for a few advanced topics. This includes stuff such as automatically resizing your images to become responsive and fit retina and non-retina screens, or inlining your images into your CSS or into a sprite to save a couple more HTTP requests.</text:p>
      <text:p text:style-name="P20">And go check out Sam and Cameron’s course!</text:p>
      <text:p text:style-name="Text_20_body"><text:line-break/><text:span text:style-name="T46">Scaffolding tools</text:span></text:p>
      <text:p text:style-name="P34"><text:a xlink:type="simple" xlink:href="https://developers.google.com/web/tools/starter-kit/" office:target-frame-name="_blank" xlink:show="new" text:style-name="Internet_20_link" text:visited-style-name="Visited_20_Internet_20_Link"><text:span text:style-name="T25">Web Starter Kit</text:span></text:a></text:p>
      <text:p text:style-name="P8"><text:a xlink:type="simple" xlink:href="http://yeoman.io/" office:target-frame-name="_blank" xlink:show="new" text:style-name="Internet_20_link" text:visited-style-name="Visited_20_Internet_20_Link"><text:span text:style-name="T3">Yeoman</text:span></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Monaco, Courier, monospace"/>
    <style:font-face style:name="Courier New" svg:font-family="'Courier New', monospace"/>
    <style:font-face style:name="Lohit Devanagari1" svg:font-family="'Lohit Devanagari'"/>
    <style:font-face style:name="Menlo" svg:font-family="Menlo, Monaco, Consolas, 'Courier New', monospace"/>
    <style:font-face style:name="Open Sans" svg:font-family="'Open Sans', Helvetica, sans-serif"/>
    <style:font-face style:name="SFMono-Regular" svg:font-family="SFMono-Regular, Consolas, 'Liberation Mono', Menlo, Courier,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nya Buisenn</meta:initial-creator>
    <meta:creation-date>2018-02-01T16:07:41.288434369</meta:creation-date>
    <dc:date>2018-02-02T13:40:32.622978068</dc:date>
    <dc:creator>Nunya Buisenn</dc:creator>
    <meta:editing-duration>PT51M37S</meta:editing-duration>
    <meta:editing-cycles>4</meta:editing-cycles>
    <meta:generator>LibreOffice/5.0.6.2$Linux_X86_64 LibreOffice_project/00$Build-2</meta:generator>
    <meta:document-statistic meta:table-count="0" meta:image-count="0" meta:object-count="0" meta:page-count="8" meta:paragraph-count="131" meta:word-count="1258" meta:character-count="8391" meta:non-whitespace-character-count="7132"/>
  </office:meta>
</office:document-meta>
</file>